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/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ighcost_h3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3" table:default-cell-style-name="ce7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rchetti 2007</text:p>
          </table:table-cell>
          <table:covered-table-cell table:style-name="ce1"/>
          <table:covered-table-cell table:style-name="Default"/>
          <table:covered-table-cell/>
          <table:table-cell table:style-name="ce16" office:value-type="string" calcext:value-type="string" table:number-columns-spanned="4" table:number-rows-spanned="1">
            <text:p>B&amp;BC</text:p>
          </table:table-cell>
          <table:covered-table-cell table:style-name="ce16"/>
          <table:covered-table-cell table:number-columns-repeated="2" table:style-name="Default"/>
          <table:table-cell/>
        </table:table-row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abs1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49.80003" calcext:value-type="float">
            <text:p>2149,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186" calcext:value-type="float">
            <text:p>0,12</text:p>
          </table:table-cell>
          <table:table-cell table:number-columns-repeated="2" office:value-type="float" office:value="2150.152" calcext:value-type="float">
            <text:p>2150,15</text:p>
          </table:table-cell>
          <table:table-cell office:value-type="float" office:value="0" calcext:value-type="float">
            <text:p>0,00</text:p>
          </table:table-cell>
          <table:table-cell table:formula="of:=IF([.I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59.05003" calcext:value-type="float">
            <text:p>1959,05</text:p>
          </table:table-cell>
          <table:table-cell office:value-type="float" office:value="0" calcext:value-type="float">
            <text:p>0</text:p>
          </table:table-cell>
          <table:table-cell office:value-type="float" office:value="0.1083" calcext:value-type="float">
            <text:p>0,11</text:p>
          </table:table-cell>
          <table:table-cell table:number-columns-repeated="2" office:value-type="float" office:value="1959.3123" calcext:value-type="float">
            <text:p>1959,31</text:p>
          </table:table-cell>
          <table:table-cell office:value-type="float" office:value="0" calcext:value-type="float">
            <text:p>0,00</text:p>
          </table:table-cell>
          <table:table-cell table:formula="of:=IF([.I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5.44004" calcext:value-type="float">
            <text:p>3265,44</text:p>
          </table:table-cell>
          <table:table-cell office:value-type="float" office:value="0" calcext:value-type="float">
            <text:p>0</text:p>
          </table:table-cell>
          <table:table-cell office:value-type="float" office:value="0.0967" calcext:value-type="float">
            <text:p>0,10</text:p>
          </table:table-cell>
          <table:table-cell table:number-columns-repeated="2" office:value-type="float" office:value="3267.4635" calcext:value-type="float">
            <text:p>3267,46</text:p>
          </table:table-cell>
          <table:table-cell office:value-type="float" office:value="0" calcext:value-type="float">
            <text:p>0,00</text:p>
          </table:table-cell>
          <table:table-cell table:formula="of:=IF([.I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4.43994" calcext:value-type="float">
            <text:p>2034,44</text:p>
          </table:table-cell>
          <table:table-cell office:value-type="float" office:value="0" calcext:value-type="float">
            <text:p>0</text:p>
          </table:table-cell>
          <table:table-cell office:value-type="float" office:value="0.1164" calcext:value-type="float">
            <text:p>0,12</text:p>
          </table:table-cell>
          <table:table-cell table:number-columns-repeated="2" office:value-type="float" office:value="2034.44" calcext:value-type="float">
            <text:p>2034,44</text:p>
          </table:table-cell>
          <table:table-cell office:value-type="float" office:value="0" calcext:value-type="float">
            <text:p>0,00</text:p>
          </table:table-cell>
          <table:table-cell table:formula="of:=IF([.I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62.16004" calcext:value-type="float">
            <text:p>2362,1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,10</text:p>
          </table:table-cell>
          <table:table-cell table:number-columns-repeated="2" office:value-type="float" office:value="2361.9376" calcext:value-type="float">
            <text:p>2361,94</text:p>
          </table:table-cell>
          <table:table-cell office:value-type="float" office:value="0" calcext:value-type="float">
            <text:p>0,00</text:p>
          </table:table-cell>
          <table:table-cell table:formula="of:=IF([.I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70.62009" calcext:value-type="float">
            <text:p>4970,62</text:p>
          </table:table-cell>
          <table:table-cell office:value-type="float" office:value="0" calcext:value-type="float">
            <text:p>0</text:p>
          </table:table-cell>
          <table:table-cell office:value-type="float" office:value="0.8222" calcext:value-type="float">
            <text:p>0,82</text:p>
          </table:table-cell>
          <table:table-cell office:value-type="float" office:value="4971.1483" calcext:value-type="float">
            <text:p>4971,15</text:p>
          </table:table-cell>
          <table:table-cell office:value-type="float" office:value="4971.4883" calcext:value-type="float">
            <text:p>4971,49</text:p>
          </table:table-cell>
          <table:table-cell office:value-type="float" office:value="0.0001" calcext:value-type="float">
            <text:p>0,00</text:p>
          </table:table-cell>
          <table:table-cell table:formula="of:=IF([.I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03.17009" calcext:value-type="float">
            <text:p>4803,17</text:p>
          </table:table-cell>
          <table:table-cell office:value-type="float" office:value="0" calcext:value-type="float">
            <text:p>0</text:p>
          </table:table-cell>
          <table:table-cell office:value-type="float" office:value="0.5928" calcext:value-type="float">
            <text:p>0,59</text:p>
          </table:table-cell>
          <table:table-cell table:number-columns-repeated="2" office:value-type="float" office:value="4803.17" calcext:value-type="float">
            <text:p>4803,17</text:p>
          </table:table-cell>
          <table:table-cell office:value-type="float" office:value="0" calcext:value-type="float">
            <text:p>0,00</text:p>
          </table:table-cell>
          <table:table-cell table:formula="of:=IF([.I9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89.83984" calcext:value-type="float">
            <text:p>4289,84</text:p>
          </table:table-cell>
          <table:table-cell office:value-type="float" office:value="0" calcext:value-type="float">
            <text:p>0</text:p>
          </table:table-cell>
          <table:table-cell office:value-type="float" office:value="1.3528" calcext:value-type="float">
            <text:p>1,35</text:p>
          </table:table-cell>
          <table:table-cell table:number-columns-repeated="2" office:value-type="float" office:value="4289.84" calcext:value-type="float">
            <text:p>4289,84</text:p>
          </table:table-cell>
          <table:table-cell office:value-type="float" office:value="0" calcext:value-type="float">
            <text:p>0,00</text:p>
          </table:table-cell>
          <table:table-cell table:formula="of:=IF([.I1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47.06006" calcext:value-type="float">
            <text:p>4347,06</text:p>
          </table:table-cell>
          <table:table-cell office:value-type="float" office:value="0" calcext:value-type="float">
            <text:p>0</text:p>
          </table:table-cell>
          <table:table-cell office:value-type="float" office:value="0.6629" calcext:value-type="float">
            <text:p>0,66</text:p>
          </table:table-cell>
          <table:table-cell table:number-columns-repeated="2" office:value-type="float" office:value="4347.0454" calcext:value-type="float">
            <text:p>4347,05</text:p>
          </table:table-cell>
          <table:table-cell office:value-type="float" office:value="0" calcext:value-type="float">
            <text:p>0,00</text:p>
          </table:table-cell>
          <table:table-cell table:formula="of:=IF([.I1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41.62008" calcext:value-type="float">
            <text:p>5041,62</text:p>
          </table:table-cell>
          <table:table-cell office:value-type="float" office:value="0" calcext:value-type="float">
            <text:p>0</text:p>
          </table:table-cell>
          <table:table-cell office:value-type="float" office:value="1.075" calcext:value-type="float">
            <text:p>1,08</text:p>
          </table:table-cell>
          <table:table-cell office:value-type="float" office:value="5041.2493" calcext:value-type="float">
            <text:p>5041,25</text:p>
          </table:table-cell>
          <table:table-cell office:value-type="float" office:value="5041.62" calcext:value-type="float">
            <text:p>5041,62</text:p>
          </table:table-cell>
          <table:table-cell office:value-type="float" office:value="0.0001" calcext:value-type="float">
            <text:p>0,00</text:p>
          </table:table-cell>
          <table:table-cell table:formula="of:=IF([.I1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13.83984" calcext:value-type="float">
            <text:p>5713,84</text:p>
          </table:table-cell>
          <table:table-cell office:value-type="float" office:value="0" calcext:value-type="float">
            <text:p>0</text:p>
          </table:table-cell>
          <table:table-cell office:value-type="float" office:value="20.1078" calcext:value-type="float">
            <text:p>20,11</text:p>
          </table:table-cell>
          <table:table-cell office:value-type="float" office:value="5713.3986" calcext:value-type="float">
            <text:p>5713,40</text:p>
          </table:table-cell>
          <table:table-cell office:value-type="float" office:value="5713.8694" calcext:value-type="float">
            <text:p>5713,87</text:p>
          </table:table-cell>
          <table:table-cell office:value-type="float" office:value="0.0001" calcext:value-type="float">
            <text:p>0,00</text:p>
          </table:table-cell>
          <table:table-cell table:formula="of:=IF([.I1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21.04012" calcext:value-type="float">
            <text:p>5821,04</text:p>
          </table:table-cell>
          <table:table-cell office:value-type="float" office:value="0" calcext:value-type="float">
            <text:p>0</text:p>
          </table:table-cell>
          <table:table-cell office:value-type="float" office:value="12.1451" calcext:value-type="float">
            <text:p>12,15</text:p>
          </table:table-cell>
          <table:table-cell office:value-type="float" office:value="5820.6402" calcext:value-type="float">
            <text:p>5820,64</text:p>
          </table:table-cell>
          <table:table-cell office:value-type="float" office:value="5821.04" calcext:value-type="float">
            <text:p>5821,04</text:p>
          </table:table-cell>
          <table:table-cell office:value-type="float" office:value="0.0001" calcext:value-type="float">
            <text:p>0,00</text:p>
          </table:table-cell>
          <table:table-cell table:formula="of:=IF([.I1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5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711.25014" calcext:value-type="float">
            <text:p>6711,25</text:p>
          </table:table-cell>
          <table:table-cell office:value-type="float" office:value="0" calcext:value-type="float">
            <text:p>0</text:p>
          </table:table-cell>
          <table:table-cell office:value-type="float" office:value="12.3205" calcext:value-type="float">
            <text:p>12,32</text:p>
          </table:table-cell>
          <table:table-cell office:value-type="float" office:value="6710.8736" calcext:value-type="float">
            <text:p>6710,87</text:p>
          </table:table-cell>
          <table:table-cell office:value-type="float" office:value="6711.4867" calcext:value-type="float">
            <text:p>6711,49</text:p>
          </table:table-cell>
          <table:table-cell office:value-type="float" office:value="0.0001" calcext:value-type="float">
            <text:p>0,00</text:p>
          </table:table-cell>
          <table:table-cell table:formula="of:=IF([.I1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27.56009" calcext:value-type="float">
            <text:p>5227,56</text:p>
          </table:table-cell>
          <table:table-cell office:value-type="float" office:value="0" calcext:value-type="float">
            <text:p>0</text:p>
          </table:table-cell>
          <table:table-cell office:value-type="float" office:value="39.6122" calcext:value-type="float">
            <text:p>39,61</text:p>
          </table:table-cell>
          <table:table-cell office:value-type="float" office:value="5226.4222" calcext:value-type="float">
            <text:p>5226,42</text:p>
          </table:table-cell>
          <table:table-cell office:value-type="float" office:value="5226.8539" calcext:value-type="float">
            <text:p>5226,85</text:p>
          </table:table-cell>
          <table:table-cell office:value-type="float" office:value="0.0001" calcext:value-type="float">
            <text:p>0,00</text:p>
          </table:table-cell>
          <table:table-cell table:formula="of:=IF([.I1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5.da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210.85009" calcext:value-type="float">
            <text:p>5210,85</text:p>
          </table:table-cell>
          <table:table-cell office:value-type="float" office:value="0" calcext:value-type="float">
            <text:p>0</text:p>
          </table:table-cell>
          <table:table-cell office:value-type="float" office:value="12.5822" calcext:value-type="float">
            <text:p>12,58</text:p>
          </table:table-cell>
          <table:table-cell office:value-type="float" office:value="5210.4807" calcext:value-type="float">
            <text:p>5210,48</text:p>
          </table:table-cell>
          <table:table-cell office:value-type="float" office:value="5210.85" calcext:value-type="float">
            <text:p>5210,85</text:p>
          </table:table-cell>
          <table:table-cell office:value-type="float" office:value="0.0001" calcext:value-type="float">
            <text:p>0,00</text:p>
          </table:table-cell>
          <table:table-cell table:formula="of:=IF([.I1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0.da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353.82016" calcext:value-type="float">
            <text:p>7353,82</text:p>
          </table:table-cell>
          <table:table-cell office:value-type="float" office:value="0" calcext:value-type="float">
            <text:p>0</text:p>
          </table:table-cell>
          <table:table-cell office:value-type="float" office:value="670.3936" calcext:value-type="float">
            <text:p>670,39</text:p>
          </table:table-cell>
          <table:table-cell office:value-type="float" office:value="7353.903" calcext:value-type="float">
            <text:p>7353,90</text:p>
          </table:table-cell>
          <table:table-cell office:value-type="float" office:value="7354.4158" calcext:value-type="float">
            <text:p>7354,42</text:p>
          </table:table-cell>
          <table:table-cell office:value-type="float" office:value="0.0001" calcext:value-type="float">
            <text:p>0,00</text:p>
          </table:table-cell>
          <table:table-cell table:formula="of:=IF([.I1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20.da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385.03015" calcext:value-type="float">
            <text:p>7385,03</text:p>
          </table:table-cell>
          <table:table-cell office:value-type="float" office:value="0" calcext:value-type="float">
            <text:p>0</text:p>
          </table:table-cell>
          <table:table-cell office:value-type="float" office:value="1800.0025" calcext:value-type="float">
            <text:p>1800,00</text:p>
          </table:table-cell>
          <table:table-cell office:value-type="float" office:value="6986.3211" calcext:value-type="float">
            <text:p>6986,32</text:p>
          </table:table-cell>
          <table:table-cell office:value-type="float" office:value="7436.67" calcext:value-type="float">
            <text:p>7436,67</text:p>
          </table:table-cell>
          <table:table-cell office:value-type="float" office:value="0.0606" calcext:value-type="float">
            <text:p>0,06</text:p>
          </table:table-cell>
          <table:table-cell table:formula="of:=IF([.I19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0.d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903.97018" calcext:value-type="float">
            <text:p>7903,97</text:p>
          </table:table-cell>
          <table:table-cell office:value-type="float" office:value="0" calcext:value-type="float">
            <text:p>0</text:p>
          </table:table-cell>
          <table:table-cell office:value-type="float" office:value="471.469" calcext:value-type="float">
            <text:p>471,47</text:p>
          </table:table-cell>
          <table:table-cell office:value-type="float" office:value="7903.1986" calcext:value-type="float">
            <text:p>7903,20</text:p>
          </table:table-cell>
          <table:table-cell office:value-type="float" office:value="7903.97" calcext:value-type="float">
            <text:p>7903,97</text:p>
          </table:table-cell>
          <table:table-cell office:value-type="float" office:value="0.0001" calcext:value-type="float">
            <text:p>0,00</text:p>
          </table:table-cell>
          <table:table-cell table:formula="of:=IF([.I2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2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050.91013" calcext:value-type="float">
            <text:p>7050,91</text:p>
          </table:table-cell>
          <table:table-cell office:value-type="float" office:value="0" calcext:value-type="float">
            <text:p>0</text:p>
          </table:table-cell>
          <table:table-cell office:value-type="float" office:value="1800.002" calcext:value-type="float">
            <text:p>1800,00</text:p>
          </table:table-cell>
          <table:table-cell office:value-type="float" office:value="7019.9813" calcext:value-type="float">
            <text:p>7019,98</text:p>
          </table:table-cell>
          <table:table-cell office:value-type="float" office:value="7051.91" calcext:value-type="float">
            <text:p>7051,91</text:p>
          </table:table-cell>
          <table:table-cell office:value-type="float" office:value="0.0045" calcext:value-type="float">
            <text:p>0,00</text:p>
          </table:table-cell>
          <table:table-cell table:formula="of:=IF([.I21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0.d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405.83014" calcext:value-type="float">
            <text:p>8405,83</text:p>
          </table:table-cell>
          <table:table-cell office:value-type="float" office:value="0" calcext:value-type="float">
            <text:p>0</text:p>
          </table:table-cell>
          <table:table-cell office:value-type="float" office:value="235.7477" calcext:value-type="float">
            <text:p>235,75</text:p>
          </table:table-cell>
          <table:table-cell office:value-type="float" office:value="8405.0493" calcext:value-type="float">
            <text:p>8405,05</text:p>
          </table:table-cell>
          <table:table-cell office:value-type="float" office:value="8405.83" calcext:value-type="float">
            <text:p>8405,83</text:p>
          </table:table-cell>
          <table:table-cell office:value-type="float" office:value="0.0001" calcext:value-type="float">
            <text:p>0,00</text:p>
          </table:table-cell>
          <table:table-cell table:formula="of:=IF([.I2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5.da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657.70018" calcext:value-type="float">
            <text:p>8657,70</text:p>
          </table:table-cell>
          <table:table-cell office:value-type="float" office:value="0" calcext:value-type="float">
            <text:p>0</text:p>
          </table:table-cell>
          <table:table-cell office:value-type="float" office:value="1800.0042" calcext:value-type="float">
            <text:p>1800,00</text:p>
          </table:table-cell>
          <table:table-cell office:value-type="float" office:value="6055.2383" calcext:value-type="float">
            <text:p>6055,24</text:p>
          </table:table-cell>
          <table:table-cell office:value-type="float" office:value="9431.27" calcext:value-type="float">
            <text:p>9431,27</text:p>
          </table:table-cell>
          <table:table-cell office:value-type="float" office:value="0.358" calcext:value-type="float">
            <text:p>0,36</text:p>
          </table:table-cell>
          <table:table-cell table:formula="of:=IF([.I2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5.dat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9266.8702" calcext:value-type="float">
            <text:p>9266,87</text:p>
          </table:table-cell>
          <table:table-cell office:value-type="float" office:value="0" calcext:value-type="float">
            <text:p>0</text:p>
          </table:table-cell>
          <table:table-cell office:value-type="float" office:value="1800.0016" calcext:value-type="float">
            <text:p>1800,00</text:p>
          </table:table-cell>
          <table:table-cell office:value-type="float" office:value="7745.8604" calcext:value-type="float">
            <text:p>7745,86</text:p>
          </table:table-cell>
          <table:table-cell office:value-type="float" office:value="10216.12" calcext:value-type="float">
            <text:p>10216,12</text:p>
          </table:table-cell>
          <table:table-cell office:value-type="float" office:value="0.2418" calcext:value-type="float">
            <text:p>0,24</text:p>
          </table:table-cell>
          <table:table-cell table:formula="of:=IF([.I2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5.da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843.59961" calcext:value-type="float">
            <text:p>9843,60</text:p>
          </table:table-cell>
          <table:table-cell office:value-type="float" office:value="0" calcext:value-type="float">
            <text:p>0</text:p>
          </table:table-cell>
          <table:table-cell office:value-type="float" office:value="1800.0122" calcext:value-type="float">
            <text:p>1800,01</text:p>
          </table:table-cell>
          <table:table-cell office:value-type="float" office:value="8144.3238" calcext:value-type="float">
            <text:p>8144,32</text:p>
          </table:table-cell>
          <table:table-cell office:value-type="float" office:value="10825.75" calcext:value-type="float">
            <text:p>10825,75</text:p>
          </table:table-cell>
          <table:table-cell office:value-type="float" office:value="0.2477" calcext:value-type="float">
            <text:p>0,25</text:p>
          </table:table-cell>
          <table:table-cell table:formula="of:=IF([.I25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5.da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677.86018" calcext:value-type="float">
            <text:p>8677,86</text:p>
          </table:table-cell>
          <table:table-cell office:value-type="float" office:value="0" calcext:value-type="float">
            <text:p>0</text:p>
          </table:table-cell>
          <table:table-cell office:value-type="float" office:value="1800.0068" calcext:value-type="float">
            <text:p>1800,01</text:p>
          </table:table-cell>
          <table:table-cell office:value-type="float" office:value="5991.0429" calcext:value-type="float">
            <text:p>5991,04</text:p>
          </table:table-cell>
          <table:table-cell office:value-type="float" office:value="9749.64" calcext:value-type="float">
            <text:p>9749,64</text:p>
          </table:table-cell>
          <table:table-cell office:value-type="float" office:value="0.3855" calcext:value-type="float">
            <text:p>0,39</text:p>
          </table:table-cell>
          <table:table-cell table:formula="of:=IF([.I2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5.dat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0857.67969" calcext:value-type="float">
            <text:p>10857,68</text:p>
          </table:table-cell>
          <table:table-cell office:value-type="float" office:value="0" calcext:value-type="float">
            <text:p>0</text:p>
          </table:table-cell>
          <table:table-cell office:value-type="float" office:value="1800.0009" calcext:value-type="float">
            <text:p>1800,00</text:p>
          </table:table-cell>
          <table:table-cell office:value-type="float" office:value="9992.3966" calcext:value-type="float">
            <text:p>9992,40</text:p>
          </table:table-cell>
          <table:table-cell office:value-type="float" office:value="10944.09" calcext:value-type="float">
            <text:p>10944,09</text:p>
          </table:table-cell>
          <table:table-cell office:value-type="float" office:value="0.087" calcext:value-type="float">
            <text:p>0,09</text:p>
          </table:table-cell>
          <table:table-cell table:formula="of:=IF([.I27]&lt;0.001;1;0)" office:value-type="float" office:value="0" calcext:value-type="float">
            <text:p>0</text:p>
          </table:table-cell>
        </table:table-row>
        <table:table-row table:style-name="ro2">
          <table:table-cell table:style-name="ce9"/>
          <table:table-cell table:style-name="ce10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</table:table>
      <table:table table:name="highcost_h6" table:style-name="ta1"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Default"/>
        <table:table-column table:style-name="co1" table:number-columns-repeated="4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rchetti 2007</text:p>
          </table:table-cell>
          <table:covered-table-cell table:style-name="ce1"/>
          <table:covered-table-cell table:style-name="Default"/>
          <table:covered-table-cell/>
          <table:table-cell table:style-name="ce16" office:value-type="string" calcext:value-type="string" table:number-columns-spanned="4" table:number-rows-spanned="1">
            <text:p>B&amp;BC</text:p>
          </table:table-cell>
          <table:covered-table-cell table:style-name="ce16"/>
          <table:covered-table-cell table:number-columns-repeated="2" table:style-name="Default"/>
          <table:table-cell/>
        </table:table-row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abs1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42.81982" calcext:value-type="float">
            <text:p>5942,82</text:p>
          </table:table-cell>
          <table:table-cell office:value-type="float" office:value="0" calcext:value-type="float">
            <text:p>0</text:p>
          </table:table-cell>
          <table:table-cell office:value-type="float" office:value="0.3815" calcext:value-type="float">
            <text:p>0,38</text:p>
          </table:table-cell>
          <table:table-cell table:number-columns-repeated="2" office:value-type="float" office:value="5942.705" calcext:value-type="float">
            <text:p>5942,71</text:p>
          </table:table-cell>
          <table:table-cell office:value-type="float" office:value="0" calcext:value-type="float">
            <text:p>0,00</text:p>
          </table:table-cell>
          <table:table-cell table:formula="of:=IF([.I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45.91009" calcext:value-type="float">
            <text:p>5045,91</text:p>
          </table:table-cell>
          <table:table-cell office:value-type="float" office:value="0" calcext:value-type="float">
            <text:p>0</text:p>
          </table:table-cell>
          <table:table-cell office:value-type="float" office:value="0.5179" calcext:value-type="float">
            <text:p>0,52</text:p>
          </table:table-cell>
          <table:table-cell table:number-columns-repeated="2" office:value-type="float" office:value="5046.1723" calcext:value-type="float">
            <text:p>5046,17</text:p>
          </table:table-cell>
          <table:table-cell office:value-type="float" office:value="0" calcext:value-type="float">
            <text:p>0,00</text:p>
          </table:table-cell>
          <table:table-cell table:formula="of:=IF([.I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56.28008" calcext:value-type="float">
            <text:p>6956,28</text:p>
          </table:table-cell>
          <table:table-cell office:value-type="float" office:value="0" calcext:value-type="float">
            <text:p>0</text:p>
          </table:table-cell>
          <table:table-cell office:value-type="float" office:value="0.2643" calcext:value-type="float">
            <text:p>0,26</text:p>
          </table:table-cell>
          <table:table-cell table:number-columns-repeated="2" office:value-type="float" office:value="6956.28" calcext:value-type="float">
            <text:p>6956,28</text:p>
          </table:table-cell>
          <table:table-cell office:value-type="float" office:value="0" calcext:value-type="float">
            <text:p>0,00</text:p>
          </table:table-cell>
          <table:table-cell table:formula="of:=IF([.I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63.42007" calcext:value-type="float">
            <text:p>5163,42</text:p>
          </table:table-cell>
          <table:table-cell office:value-type="float" office:value="0" calcext:value-type="float">
            <text:p>0</text:p>
          </table:table-cell>
          <table:table-cell office:value-type="float" office:value="0.2853" calcext:value-type="float">
            <text:p>0,29</text:p>
          </table:table-cell>
          <table:table-cell table:number-columns-repeated="2" office:value-type="float" office:value="5161.4689" calcext:value-type="float">
            <text:p>5161,47</text:p>
          </table:table-cell>
          <table:table-cell office:value-type="float" office:value="0" calcext:value-type="float">
            <text:p>0,00</text:p>
          </table:table-cell>
          <table:table-cell table:formula="of:=IF([.I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81.66007" calcext:value-type="float">
            <text:p>4581,66</text:p>
          </table:table-cell>
          <table:table-cell office:value-type="float" office:value="0" calcext:value-type="float">
            <text:p>0</text:p>
          </table:table-cell>
          <table:table-cell office:value-type="float" office:value="0.4543" calcext:value-type="float">
            <text:p>0,45</text:p>
          </table:table-cell>
          <table:table-cell table:number-columns-repeated="2" office:value-type="float" office:value="4581.1183" calcext:value-type="float">
            <text:p>4581,12</text:p>
          </table:table-cell>
          <table:table-cell office:value-type="float" office:value="0" calcext:value-type="float">
            <text:p>0,00</text:p>
          </table:table-cell>
          <table:table-cell table:formula="of:=IF([.I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0.d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870.15014" calcext:value-type="float">
            <text:p>8870,15</text:p>
          </table:table-cell>
          <table:table-cell office:value-type="float" office:value="0" calcext:value-type="float">
            <text:p>0</text:p>
          </table:table-cell>
          <table:table-cell office:value-type="float" office:value="11.7777" calcext:value-type="float">
            <text:p>11,78</text:p>
          </table:table-cell>
          <table:table-cell table:number-columns-repeated="2" office:value-type="float" office:value="8871.0183" calcext:value-type="float">
            <text:p>8871,02</text:p>
          </table:table-cell>
          <table:table-cell office:value-type="float" office:value="0" calcext:value-type="float">
            <text:p>0,00</text:p>
          </table:table-cell>
          <table:table-cell table:formula="of:=IF([.I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0.d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569.73012" calcext:value-type="float">
            <text:p>8569,73</text:p>
          </table:table-cell>
          <table:table-cell office:value-type="float" office:value="0" calcext:value-type="float">
            <text:p>0</text:p>
          </table:table-cell>
          <table:table-cell office:value-type="float" office:value="12.9529" calcext:value-type="float">
            <text:p>12,95</text:p>
          </table:table-cell>
          <table:table-cell office:value-type="float" office:value="8570.2272" calcext:value-type="float">
            <text:p>8570,23</text:p>
          </table:table-cell>
          <table:table-cell office:value-type="float" office:value="8570.295" calcext:value-type="float">
            <text:p>8570,30</text:p>
          </table:table-cell>
          <table:table-cell office:value-type="float" office:value="0" calcext:value-type="float">
            <text:p>0,00</text:p>
          </table:table-cell>
          <table:table-cell table:formula="of:=IF([.I9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509.80957" calcext:value-type="float">
            <text:p>8509,81</text:p>
          </table:table-cell>
          <table:table-cell office:value-type="float" office:value="0" calcext:value-type="float">
            <text:p>0</text:p>
          </table:table-cell>
          <table:table-cell office:value-type="float" office:value="34.5626" calcext:value-type="float">
            <text:p>34,56</text:p>
          </table:table-cell>
          <table:table-cell office:value-type="float" office:value="8509.1421" calcext:value-type="float">
            <text:p>8509,14</text:p>
          </table:table-cell>
          <table:table-cell office:value-type="float" office:value="8509.81" calcext:value-type="float">
            <text:p>8509,81</text:p>
          </table:table-cell>
          <table:table-cell office:value-type="float" office:value="0.0001" calcext:value-type="float">
            <text:p>0,00</text:p>
          </table:table-cell>
          <table:table-cell table:formula="of:=IF([.I1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0.d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92.29012" calcext:value-type="float">
            <text:p>8792,29</text:p>
          </table:table-cell>
          <table:table-cell office:value-type="float" office:value="0" calcext:value-type="float">
            <text:p>0</text:p>
          </table:table-cell>
          <table:table-cell office:value-type="float" office:value="7.1202" calcext:value-type="float">
            <text:p>7,12</text:p>
          </table:table-cell>
          <table:table-cell table:number-columns-repeated="2" office:value-type="float" office:value="8793.4847" calcext:value-type="float">
            <text:p>8793,48</text:p>
          </table:table-cell>
          <table:table-cell office:value-type="float" office:value="0" calcext:value-type="float">
            <text:p>0,00</text:p>
          </table:table-cell>
          <table:table-cell table:formula="of:=IF([.I1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0.da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620.07015" calcext:value-type="float">
            <text:p>9620,07</text:p>
          </table:table-cell>
          <table:table-cell office:value-type="float" office:value="0" calcext:value-type="float">
            <text:p>0</text:p>
          </table:table-cell>
          <table:table-cell office:value-type="float" office:value="14.2547" calcext:value-type="float">
            <text:p>14,25</text:p>
          </table:table-cell>
          <table:table-cell office:value-type="float" office:value="9619.1355" calcext:value-type="float">
            <text:p>9619,14</text:p>
          </table:table-cell>
          <table:table-cell office:value-type="float" office:value="9620.07" calcext:value-type="float">
            <text:p>9620,07</text:p>
          </table:table-cell>
          <table:table-cell office:value-type="float" office:value="0.0001" calcext:value-type="float">
            <text:p>0,00</text:p>
          </table:table-cell>
          <table:table-cell table:formula="of:=IF([.I1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5.da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118.83008" calcext:value-type="float">
            <text:p>12118,83</text:p>
          </table:table-cell>
          <table:table-cell office:value-type="float" office:value="0" calcext:value-type="float">
            <text:p>0</text:p>
          </table:table-cell>
          <table:table-cell office:value-type="float" office:value="1800.0006" calcext:value-type="float">
            <text:p>1800,00</text:p>
          </table:table-cell>
          <table:table-cell office:value-type="float" office:value="11171.3692" calcext:value-type="float">
            <text:p>11171,37</text:p>
          </table:table-cell>
          <table:table-cell office:value-type="float" office:value="12128.1762" calcext:value-type="float">
            <text:p>12128,18</text:p>
          </table:table-cell>
          <table:table-cell office:value-type="float" office:value="0.0789" calcext:value-type="float">
            <text:p>0,08</text:p>
          </table:table-cell>
          <table:table-cell table:formula="of:=IF([.I1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15.da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932.10023" calcext:value-type="float">
            <text:p>11932,10</text:p>
          </table:table-cell>
          <table:table-cell office:value-type="float" office:value="0" calcext:value-type="float">
            <text:p>0</text:p>
          </table:table-cell>
          <table:table-cell office:value-type="float" office:value="1800.0026" calcext:value-type="float">
            <text:p>1800,00</text:p>
          </table:table-cell>
          <table:table-cell office:value-type="float" office:value="11503.5679" calcext:value-type="float">
            <text:p>11503,57</text:p>
          </table:table-cell>
          <table:table-cell office:value-type="float" office:value="11932.1" calcext:value-type="float">
            <text:p>11932,10</text:p>
          </table:table-cell>
          <table:table-cell office:value-type="float" office:value="0.0359" calcext:value-type="float">
            <text:p>0,04</text:p>
          </table:table-cell>
          <table:table-cell table:formula="of:=IF([.I1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15.dat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554.15029" calcext:value-type="float">
            <text:p>13554,15</text:p>
          </table:table-cell>
          <table:table-cell office:value-type="float" office:value="0" calcext:value-type="float">
            <text:p>0</text:p>
          </table:table-cell>
          <table:table-cell office:value-type="float" office:value="1295.276" calcext:value-type="float">
            <text:p>1295,28</text:p>
          </table:table-cell>
          <table:table-cell office:value-type="float" office:value="13552.8176" calcext:value-type="float">
            <text:p>13552,82</text:p>
          </table:table-cell>
          <table:table-cell office:value-type="float" office:value="13554.15" calcext:value-type="float">
            <text:p>13554,15</text:p>
          </table:table-cell>
          <table:table-cell office:value-type="float" office:value="0.0001" calcext:value-type="float">
            <text:p>0,00</text:p>
          </table:table-cell>
          <table:table-cell table:formula="of:=IF([.I1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5.da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18.55018" calcext:value-type="float">
            <text:p>10618,55</text:p>
          </table:table-cell>
          <table:table-cell office:value-type="float" office:value="0" calcext:value-type="float">
            <text:p>0</text:p>
          </table:table-cell>
          <table:table-cell office:value-type="float" office:value="1800.0013" calcext:value-type="float">
            <text:p>1800,00</text:p>
          </table:table-cell>
          <table:table-cell office:value-type="float" office:value="10230.0268" calcext:value-type="float">
            <text:p>10230,03</text:p>
          </table:table-cell>
          <table:table-cell office:value-type="float" office:value="10617.8439" calcext:value-type="float">
            <text:p>10617,84</text:p>
          </table:table-cell>
          <table:table-cell office:value-type="float" office:value="0.0365" calcext:value-type="float">
            <text:p>0,04</text:p>
          </table:table-cell>
          <table:table-cell table:formula="of:=IF([.I1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15.dat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385.54016" calcext:value-type="float">
            <text:p>10385,54</text:p>
          </table:table-cell>
          <table:table-cell office:value-type="float" office:value="0" calcext:value-type="float">
            <text:p>0</text:p>
          </table:table-cell>
          <table:table-cell office:value-type="float" office:value="865.5633" calcext:value-type="float">
            <text:p>865,56</text:p>
          </table:table-cell>
          <table:table-cell office:value-type="float" office:value="10384.5137" calcext:value-type="float">
            <text:p>10384,51</text:p>
          </table:table-cell>
          <table:table-cell office:value-type="float" office:value="10385.54" calcext:value-type="float">
            <text:p>10385,54</text:p>
          </table:table-cell>
          <table:table-cell office:value-type="float" office:value="0.0001" calcext:value-type="float">
            <text:p>0,00</text:p>
          </table:table-cell>
          <table:table-cell table:formula="of:=IF([.I1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0.dat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14702.95029" calcext:value-type="float">
            <text:p>14702,95</text:p>
          </table:table-cell>
          <table:table-cell office:value-type="float" office:value="0" calcext:value-type="float">
            <text:p>0</text:p>
          </table:table-cell>
          <table:table-cell office:value-type="float" office:value="1800.0293" calcext:value-type="float">
            <text:p>1800,03</text:p>
          </table:table-cell>
          <table:table-cell office:value-type="float" office:value="12122.2684" calcext:value-type="float">
            <text:p>12122,27</text:p>
          </table:table-cell>
          <table:table-cell office:value-type="float" office:value="15308.051" calcext:value-type="float">
            <text:p>15308,05</text:p>
          </table:table-cell>
          <table:table-cell office:value-type="float" office:value="0.2081" calcext:value-type="float">
            <text:p>0,21</text:p>
          </table:table-cell>
          <table:table-cell table:formula="of:=IF([.I18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0.dat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14646.9603" calcext:value-type="float">
            <text:p>14646,96</text:p>
          </table:table-cell>
          <table:table-cell office:value-type="float" office:value="0" calcext:value-type="float">
            <text:p>0</text:p>
          </table:table-cell>
          <table:table-cell office:value-type="float" office:value="1800.0055" calcext:value-type="float">
            <text:p>1800,01</text:p>
          </table:table-cell>
          <table:table-cell office:value-type="float" office:value="11132.2519" calcext:value-type="float">
            <text:p>11132,25</text:p>
          </table:table-cell>
          <table:table-cell office:value-type="float" office:value="15538.3325" calcext:value-type="float">
            <text:p>15538,33</text:p>
          </table:table-cell>
          <table:table-cell office:value-type="float" office:value="0.2836" calcext:value-type="float">
            <text:p>0,28</text:p>
          </table:table-cell>
          <table:table-cell table:formula="of:=IF([.I19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0.dat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532.91028" calcext:value-type="float">
            <text:p>14532,91</text:p>
          </table:table-cell>
          <table:table-cell office:value-type="float" office:value="0" calcext:value-type="float">
            <text:p>0</text:p>
          </table:table-cell>
          <table:table-cell office:value-type="float" office:value="1800.0236" calcext:value-type="float">
            <text:p>1800,02</text:p>
          </table:table-cell>
          <table:table-cell office:value-type="float" office:value="8740.2722" calcext:value-type="float">
            <text:p>8740,27</text:p>
          </table:table-cell>
          <table:table-cell office:value-type="float" office:value="15322.964" calcext:value-type="float">
            <text:p>15322,96</text:p>
          </table:table-cell>
          <table:table-cell office:value-type="float" office:value="0.4296" calcext:value-type="float">
            <text:p>0,43</text:p>
          </table:table-cell>
          <table:table-cell table:formula="of:=IF([.I20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0.dat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14539.72025" calcext:value-type="float">
            <text:p>14539,72</text:p>
          </table:table-cell>
          <table:table-cell office:value-type="float" office:value="0" calcext:value-type="float">
            <text:p>0</text:p>
          </table:table-cell>
          <table:table-cell office:value-type="float" office:value="1800.0504" calcext:value-type="float">
            <text:p>1800,05</text:p>
          </table:table-cell>
          <table:table-cell office:value-type="float" office:value="10958.8241" calcext:value-type="float">
            <text:p>10958,82</text:p>
          </table:table-cell>
          <table:table-cell office:value-type="float" office:value="15544.0096" calcext:value-type="float">
            <text:p>15544,01</text:p>
          </table:table-cell>
          <table:table-cell office:value-type="float" office:value="0.295" calcext:value-type="float">
            <text:p>0,30</text:p>
          </table:table-cell>
          <table:table-cell table:formula="of:=IF([.I21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0.dat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5896.71026" calcext:value-type="float">
            <text:p>15896,71</text:p>
          </table:table-cell>
          <table:table-cell office:value-type="float" office:value="0" calcext:value-type="float">
            <text:p>0</text:p>
          </table:table-cell>
          <table:table-cell office:value-type="float" office:value="1800.0077" calcext:value-type="float">
            <text:p>1800,01</text:p>
          </table:table-cell>
          <table:table-cell office:value-type="float" office:value="12696.1502" calcext:value-type="float">
            <text:p>12696,15</text:p>
          </table:table-cell>
          <table:table-cell office:value-type="float" office:value="16939.91" calcext:value-type="float">
            <text:p>16939,91</text:p>
          </table:table-cell>
          <table:table-cell office:value-type="float" office:value="0.2505" calcext:value-type="float">
            <text:p>0,25</text:p>
          </table:table-cell>
          <table:table-cell table:formula="of:=IF([.I22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1n25.dat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15581.47028" calcext:value-type="float">
            <text:p>15581,47</text:p>
          </table:table-cell>
          <table:table-cell office:value-type="float" office:value="0" calcext:value-type="float">
            <text:p>0</text:p>
          </table:table-cell>
          <table:table-cell office:value-type="float" office:value="1800.0038" calcext:value-type="float">
            <text:p>1800,00</text:p>
          </table:table-cell>
          <table:table-cell office:value-type="float" office:value="9431.7728" calcext:value-type="float">
            <text:p>9431,77</text:p>
          </table:table-cell>
          <table:table-cell office:value-type="float" office:value="18171.08" calcext:value-type="float">
            <text:p>18171,08</text:p>
          </table:table-cell>
          <table:table-cell office:value-type="float" office:value="0.4809" calcext:value-type="float">
            <text:p>0,48</text:p>
          </table:table-cell>
          <table:table-cell table:formula="of:=IF([.I2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5.dat</text:p>
          </table:table-cell>
          <table:table-cell office:value-type="float" office:value="1732" calcext:value-type="float">
            <text:p>1732</text:p>
          </table:table-cell>
          <table:table-cell table:number-columns-repeated="2" office:value-type="float" office:value="16823.16032" calcext:value-type="float">
            <text:p>16823,16</text:p>
          </table:table-cell>
          <table:table-cell office:value-type="float" office:value="0" calcext:value-type="float">
            <text:p>0</text:p>
          </table:table-cell>
          <table:table-cell office:value-type="float" office:value="1800.0049" calcext:value-type="float">
            <text:p>1800,00</text:p>
          </table:table-cell>
          <table:table-cell office:value-type="float" office:value="10470.155" calcext:value-type="float">
            <text:p>10470,16</text:p>
          </table:table-cell>
          <table:table-cell office:value-type="float" office:value="18948.49" calcext:value-type="float">
            <text:p>18948,49</text:p>
          </table:table-cell>
          <table:table-cell office:value-type="float" office:value="0.4474" calcext:value-type="float">
            <text:p>0,45</text:p>
          </table:table-cell>
          <table:table-cell table:formula="of:=IF([.I2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5.dat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18098.02036" calcext:value-type="float">
            <text:p>18098,02</text:p>
          </table:table-cell>
          <table:table-cell office:value-type="float" office:value="0" calcext:value-type="float">
            <text:p>0</text:p>
          </table:table-cell>
          <table:table-cell office:value-type="float" office:value="1800.0169" calcext:value-type="float">
            <text:p>1800,02</text:p>
          </table:table-cell>
          <table:table-cell office:value-type="float" office:value="11600.2992" calcext:value-type="float">
            <text:p>11600,30</text:p>
          </table:table-cell>
          <table:table-cell office:value-type="float" office:value="21085.18" calcext:value-type="float">
            <text:p>21085,18</text:p>
          </table:table-cell>
          <table:table-cell office:value-type="float" office:value="0.4498" calcext:value-type="float">
            <text:p>0,45</text:p>
          </table:table-cell>
          <table:table-cell table:formula="of:=IF([.I25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5.dat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16303.69029" calcext:value-type="float">
            <text:p>16303,69</text:p>
          </table:table-cell>
          <table:table-cell office:value-type="float" office:value="0" calcext:value-type="float">
            <text:p>0</text:p>
          </table:table-cell>
          <table:table-cell office:value-type="float" office:value="1800.0596" calcext:value-type="float">
            <text:p>1800,06</text:p>
          </table:table-cell>
          <table:table-cell office:value-type="float" office:value="9796.6209" calcext:value-type="float">
            <text:p>9796,62</text:p>
          </table:table-cell>
          <table:table-cell office:value-type="float" office:value="18830.16" calcext:value-type="float">
            <text:p>18830,16</text:p>
          </table:table-cell>
          <table:table-cell office:value-type="float" office:value="0.4797" calcext:value-type="float">
            <text:p>0,48</text:p>
          </table:table-cell>
          <table:table-cell table:formula="of:=IF([.I2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5.dat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19047.70037" calcext:value-type="float">
            <text:p>19047,70</text:p>
          </table:table-cell>
          <table:table-cell office:value-type="float" office:value="0" calcext:value-type="float">
            <text:p>0</text:p>
          </table:table-cell>
          <table:table-cell office:value-type="float" office:value="1800.0032" calcext:value-type="float">
            <text:p>1800,00</text:p>
          </table:table-cell>
          <table:table-cell office:value-type="float" office:value="12963.1932" calcext:value-type="float">
            <text:p>12963,19</text:p>
          </table:table-cell>
          <table:table-cell office:value-type="float" office:value="21429.26" calcext:value-type="float">
            <text:p>21429,26</text:p>
          </table:table-cell>
          <table:table-cell office:value-type="float" office:value="0.3951" calcext:value-type="float">
            <text:p>0,40</text:p>
          </table:table-cell>
          <table:table-cell table:formula="of:=IF([.I27]&lt;0.001;1;0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0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</table:table>
      <table:table table:name="lowcost_h3" table:style-name="ta1"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ce10"/>
        <table:table-column table:style-name="co1" table:default-cell-style-name="Default"/>
        <table:table-column table:style-name="co1" table:number-columns-repeated="4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rchetti 2007</text:p>
          </table:table-cell>
          <table:covered-table-cell table:style-name="ce1"/>
          <table:covered-table-cell table:style-name="Default"/>
          <table:covered-table-cell/>
          <table:table-cell table:style-name="ce16" office:value-type="string" calcext:value-type="string" table:number-columns-spanned="4" table:number-rows-spanned="1">
            <text:p>B&amp;BC</text:p>
          </table:table-cell>
          <table:covered-table-cell table:style-name="ce16"/>
          <table:covered-table-cell table:number-columns-repeated="2" table:style-name="Default"/>
          <table:table-cell/>
        </table:table-row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abs1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1.68" calcext:value-type="float">
            <text:p>1281,68</text:p>
          </table:table-cell>
          <table:table-cell office:value-type="float" office:value="0" calcext:value-type="float">
            <text:p>0</text:p>
          </table:table-cell>
          <table:table-cell office:value-type="float" office:value="0.1157" calcext:value-type="float">
            <text:p>0,12</text:p>
          </table:table-cell>
          <table:table-cell table:number-columns-repeated="2" office:value-type="float" office:value="1282.032" calcext:value-type="float">
            <text:p>1282,03</text:p>
          </table:table-cell>
          <table:table-cell office:value-type="float" office:value="0" calcext:value-type="float">
            <text:p>0,00</text:p>
          </table:table-cell>
          <table:table-cell table:formula="of:=IF([.I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6.63" calcext:value-type="float">
            <text:p>1176,63</text:p>
          </table:table-cell>
          <table:table-cell office:value-type="float" office:value="0" calcext:value-type="float">
            <text:p>0</text:p>
          </table:table-cell>
          <table:table-cell office:value-type="float" office:value="0.1073" calcext:value-type="float">
            <text:p>0,11</text:p>
          </table:table-cell>
          <table:table-cell table:number-columns-repeated="2" office:value-type="float" office:value="1176.8923" calcext:value-type="float">
            <text:p>1176,89</text:p>
          </table:table-cell>
          <table:table-cell office:value-type="float" office:value="0" calcext:value-type="float">
            <text:p>0,00</text:p>
          </table:table-cell>
          <table:table-cell table:formula="of:=IF([.I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0.65" calcext:value-type="float">
            <text:p>2020,65</text:p>
          </table:table-cell>
          <table:table-cell office:value-type="float" office:value="0" calcext:value-type="float">
            <text:p>0</text:p>
          </table:table-cell>
          <table:table-cell office:value-type="float" office:value="0.1271" calcext:value-type="float">
            <text:p>0,13</text:p>
          </table:table-cell>
          <table:table-cell table:number-columns-repeated="2" office:value-type="float" office:value="2022.6735" calcext:value-type="float">
            <text:p>2022,67</text:p>
          </table:table-cell>
          <table:table-cell office:value-type="float" office:value="0" calcext:value-type="float">
            <text:p>0,00</text:p>
          </table:table-cell>
          <table:table-cell table:formula="of:=IF([.I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9.43" calcext:value-type="float">
            <text:p>1449,43</text:p>
          </table:table-cell>
          <table:table-cell office:value-type="float" office:value="0" calcext:value-type="float">
            <text:p>0</text:p>
          </table:table-cell>
          <table:table-cell office:value-type="float" office:value="0.1162" calcext:value-type="float">
            <text:p>0,12</text:p>
          </table:table-cell>
          <table:table-cell table:number-columns-repeated="2" office:value-type="float" office:value="1449.43" calcext:value-type="float">
            <text:p>1449,43</text:p>
          </table:table-cell>
          <table:table-cell office:value-type="float" office:value="0" calcext:value-type="float">
            <text:p>0,00</text:p>
          </table:table-cell>
          <table:table-cell table:formula="of:=IF([.I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5.4" calcext:value-type="float">
            <text:p>1165,40</text:p>
          </table:table-cell>
          <table:table-cell office:value-type="float" office:value="0" calcext:value-type="float">
            <text:p>0</text:p>
          </table:table-cell>
          <table:table-cell office:value-type="float" office:value="0.0746" calcext:value-type="float">
            <text:p>0,07</text:p>
          </table:table-cell>
          <table:table-cell table:number-columns-repeated="2" office:value-type="float" office:value="1165.1776" calcext:value-type="float">
            <text:p>1165,18</text:p>
          </table:table-cell>
          <table:table-cell office:value-type="float" office:value="0" calcext:value-type="float">
            <text:p>0,00</text:p>
          </table:table-cell>
          <table:table-cell table:formula="of:=IF([.I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67.36999" calcext:value-type="float">
            <text:p>2167,37</text:p>
          </table:table-cell>
          <table:table-cell office:value-type="float" office:value="0" calcext:value-type="float">
            <text:p>0</text:p>
          </table:table-cell>
          <table:table-cell office:value-type="float" office:value="0.9957" calcext:value-type="float">
            <text:p>1,00</text:p>
          </table:table-cell>
          <table:table-cell table:number-columns-repeated="2" office:value-type="float" office:value="2168.2383" calcext:value-type="float">
            <text:p>2168,24</text:p>
          </table:table-cell>
          <table:table-cell office:value-type="float" office:value="0" calcext:value-type="float">
            <text:p>0,00</text:p>
          </table:table-cell>
          <table:table-cell table:formula="of:=IF([.I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10.12988" calcext:value-type="float">
            <text:p>2510,13</text:p>
          </table:table-cell>
          <table:table-cell office:value-type="float" office:value="0" calcext:value-type="float">
            <text:p>0</text:p>
          </table:table-cell>
          <table:table-cell office:value-type="float" office:value="0.9145" calcext:value-type="float">
            <text:p>0,91</text:p>
          </table:table-cell>
          <table:table-cell office:value-type="float" office:value="2510.0963" calcext:value-type="float">
            <text:p>2510,10</text:p>
          </table:table-cell>
          <table:table-cell office:value-type="float" office:value="2510.13" calcext:value-type="float">
            <text:p>2510,13</text:p>
          </table:table-cell>
          <table:table-cell office:value-type="float" office:value="0" calcext:value-type="float">
            <text:p>0,00</text:p>
          </table:table-cell>
          <table:table-cell table:formula="of:=IF([.I9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9.67993" calcext:value-type="float">
            <text:p>2099,68</text:p>
          </table:table-cell>
          <table:table-cell office:value-type="float" office:value="0" calcext:value-type="float">
            <text:p>0</text:p>
          </table:table-cell>
          <table:table-cell office:value-type="float" office:value="0.9493" calcext:value-type="float">
            <text:p>0,95</text:p>
          </table:table-cell>
          <table:table-cell table:number-columns-repeated="2" office:value-type="float" office:value="2099.68" calcext:value-type="float">
            <text:p>2099,68</text:p>
          </table:table-cell>
          <table:table-cell office:value-type="float" office:value="0" calcext:value-type="float">
            <text:p>0,00</text:p>
          </table:table-cell>
          <table:table-cell table:formula="of:=IF([.I1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8.00999" calcext:value-type="float">
            <text:p>2188,01</text:p>
          </table:table-cell>
          <table:table-cell office:value-type="float" office:value="0" calcext:value-type="float">
            <text:p>0</text:p>
          </table:table-cell>
          <table:table-cell office:value-type="float" office:value="0.5605" calcext:value-type="float">
            <text:p>0,56</text:p>
          </table:table-cell>
          <table:table-cell table:number-columns-repeated="2" office:value-type="float" office:value="2187.9954" calcext:value-type="float">
            <text:p>2188,00</text:p>
          </table:table-cell>
          <table:table-cell office:value-type="float" office:value="0" calcext:value-type="float">
            <text:p>0,00</text:p>
          </table:table-cell>
          <table:table-cell table:formula="of:=IF([.I1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8.15" calcext:value-type="float">
            <text:p>2178,15</text:p>
          </table:table-cell>
          <table:table-cell office:value-type="float" office:value="0" calcext:value-type="float">
            <text:p>0</text:p>
          </table:table-cell>
          <table:table-cell office:value-type="float" office:value="1.0651" calcext:value-type="float">
            <text:p>1,07</text:p>
          </table:table-cell>
          <table:table-cell table:number-columns-repeated="2" office:value-type="float" office:value="2178.15" calcext:value-type="float">
            <text:p>2178,15</text:p>
          </table:table-cell>
          <table:table-cell office:value-type="float" office:value="0" calcext:value-type="float">
            <text:p>0,00</text:p>
          </table:table-cell>
          <table:table-cell table:formula="of:=IF([.I1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36.52999" calcext:value-type="float">
            <text:p>2236,53</text:p>
          </table:table-cell>
          <table:table-cell office:value-type="float" office:value="0" calcext:value-type="float">
            <text:p>0</text:p>
          </table:table-cell>
          <table:table-cell office:value-type="float" office:value="14.9817" calcext:value-type="float">
            <text:p>14,98</text:p>
          </table:table-cell>
          <table:table-cell office:value-type="float" office:value="2236.3734" calcext:value-type="float">
            <text:p>2236,37</text:p>
          </table:table-cell>
          <table:table-cell office:value-type="float" office:value="2236.5594" calcext:value-type="float">
            <text:p>2236,56</text:p>
          </table:table-cell>
          <table:table-cell office:value-type="float" office:value="0.0001" calcext:value-type="float">
            <text:p>0,00</text:p>
          </table:table-cell>
          <table:table-cell table:formula="of:=IF([.I1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6.20996" calcext:value-type="float">
            <text:p>2506,21</text:p>
          </table:table-cell>
          <table:table-cell office:value-type="float" office:value="0" calcext:value-type="float">
            <text:p>0</text:p>
          </table:table-cell>
          <table:table-cell office:value-type="float" office:value="10.1976" calcext:value-type="float">
            <text:p>10,20</text:p>
          </table:table-cell>
          <table:table-cell office:value-type="float" office:value="2506.1091" calcext:value-type="float">
            <text:p>2506,11</text:p>
          </table:table-cell>
          <table:table-cell office:value-type="float" office:value="2506.21" calcext:value-type="float">
            <text:p>2506,21</text:p>
          </table:table-cell>
          <table:table-cell office:value-type="float" office:value="0" calcext:value-type="float">
            <text:p>0,00</text:p>
          </table:table-cell>
          <table:table-cell table:formula="of:=IF([.I1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41.05999" calcext:value-type="float">
            <text:p>2841,06</text:p>
          </table:table-cell>
          <table:table-cell office:value-type="float" office:value="0" calcext:value-type="float">
            <text:p>0</text:p>
          </table:table-cell>
          <table:table-cell office:value-type="float" office:value="8.0891" calcext:value-type="float">
            <text:p>8,09</text:p>
          </table:table-cell>
          <table:table-cell table:number-columns-repeated="2" office:value-type="float" office:value="2841.2967" calcext:value-type="float">
            <text:p>2841,30</text:p>
          </table:table-cell>
          <table:table-cell office:value-type="float" office:value="0" calcext:value-type="float">
            <text:p>0,00</text:p>
          </table:table-cell>
          <table:table-cell table:formula="of:=IF([.I1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30.06999" calcext:value-type="float">
            <text:p>2430,07</text:p>
          </table:table-cell>
          <table:table-cell office:value-type="float" office:value="0" calcext:value-type="float">
            <text:p>0</text:p>
          </table:table-cell>
          <table:table-cell office:value-type="float" office:value="13.0344" calcext:value-type="float">
            <text:p>13,03</text:p>
          </table:table-cell>
          <table:table-cell office:value-type="float" office:value="2429.1759" calcext:value-type="float">
            <text:p>2429,18</text:p>
          </table:table-cell>
          <table:table-cell office:value-type="float" office:value="2429.3639" calcext:value-type="float">
            <text:p>2429,36</text:p>
          </table:table-cell>
          <table:table-cell office:value-type="float" office:value="0.0001" calcext:value-type="float">
            <text:p>0,00</text:p>
          </table:table-cell>
          <table:table-cell table:formula="of:=IF([.I1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5.d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53.49999" calcext:value-type="float">
            <text:p>2453,50</text:p>
          </table:table-cell>
          <table:table-cell office:value-type="float" office:value="0" calcext:value-type="float">
            <text:p>0</text:p>
          </table:table-cell>
          <table:table-cell office:value-type="float" office:value="12.5429" calcext:value-type="float">
            <text:p>12,54</text:p>
          </table:table-cell>
          <table:table-cell office:value-type="float" office:value="2453.3049" calcext:value-type="float">
            <text:p>2453,30</text:p>
          </table:table-cell>
          <table:table-cell office:value-type="float" office:value="2453.5" calcext:value-type="float">
            <text:p>2453,50</text:p>
          </table:table-cell>
          <table:table-cell office:value-type="float" office:value="0.0001" calcext:value-type="float">
            <text:p>0,00</text:p>
          </table:table-cell>
          <table:table-cell table:formula="of:=IF([.I1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0.da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93.28999" calcext:value-type="float">
            <text:p>2793,29</text:p>
          </table:table-cell>
          <table:table-cell office:value-type="float" office:value="0" calcext:value-type="float">
            <text:p>0</text:p>
          </table:table-cell>
          <table:table-cell office:value-type="float" office:value="261.8429" calcext:value-type="float">
            <text:p>261,84</text:p>
          </table:table-cell>
          <table:table-cell office:value-type="float" office:value="2793.652" calcext:value-type="float">
            <text:p>2793,65</text:p>
          </table:table-cell>
          <table:table-cell office:value-type="float" office:value="2793.8858" calcext:value-type="float">
            <text:p>2793,89</text:p>
          </table:table-cell>
          <table:table-cell office:value-type="float" office:value="0.0001" calcext:value-type="float">
            <text:p>0,00</text:p>
          </table:table-cell>
          <table:table-cell table:formula="of:=IF([.I1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20.da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99.89999" calcext:value-type="float">
            <text:p>2799,90</text:p>
          </table:table-cell>
          <table:table-cell office:value-type="float" office:value="0" calcext:value-type="float">
            <text:p>0</text:p>
          </table:table-cell>
          <table:table-cell office:value-type="float" office:value="1800.0027" calcext:value-type="float">
            <text:p>1800,00</text:p>
          </table:table-cell>
          <table:table-cell office:value-type="float" office:value="2580.8682" calcext:value-type="float">
            <text:p>2580,87</text:p>
          </table:table-cell>
          <table:table-cell office:value-type="float" office:value="2841.5913" calcext:value-type="float">
            <text:p>2841,59</text:p>
          </table:table-cell>
          <table:table-cell office:value-type="float" office:value="0.0918" calcext:value-type="float">
            <text:p>0,09</text:p>
          </table:table-cell>
          <table:table-cell table:formula="of:=IF([.I19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0.da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01.59999" calcext:value-type="float">
            <text:p>3101,60</text:p>
          </table:table-cell>
          <table:table-cell office:value-type="float" office:value="0" calcext:value-type="float">
            <text:p>0</text:p>
          </table:table-cell>
          <table:table-cell office:value-type="float" office:value="180.2009" calcext:value-type="float">
            <text:p>180,20</text:p>
          </table:table-cell>
          <table:table-cell office:value-type="float" office:value="3101.3046" calcext:value-type="float">
            <text:p>3101,30</text:p>
          </table:table-cell>
          <table:table-cell office:value-type="float" office:value="3101.6" calcext:value-type="float">
            <text:p>3101,60</text:p>
          </table:table-cell>
          <table:table-cell office:value-type="float" office:value="0.0001" calcext:value-type="float">
            <text:p>0,00</text:p>
          </table:table-cell>
          <table:table-cell table:formula="of:=IF([.I2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2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39.30999" calcext:value-type="float">
            <text:p>3239,31</text:p>
          </table:table-cell>
          <table:table-cell office:value-type="float" office:value="0" calcext:value-type="float">
            <text:p>0</text:p>
          </table:table-cell>
          <table:table-cell office:value-type="float" office:value="456.1736" calcext:value-type="float">
            <text:p>456,17</text:p>
          </table:table-cell>
          <table:table-cell office:value-type="float" office:value="3239.001" calcext:value-type="float">
            <text:p>3239,00</text:p>
          </table:table-cell>
          <table:table-cell office:value-type="float" office:value="3239.31" calcext:value-type="float">
            <text:p>3239,31</text:p>
          </table:table-cell>
          <table:table-cell office:value-type="float" office:value="0.0001" calcext:value-type="float">
            <text:p>0,00</text:p>
          </table:table-cell>
          <table:table-cell table:formula="of:=IF([.I2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20.d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330.98999" calcext:value-type="float">
            <text:p>3330,99</text:p>
          </table:table-cell>
          <table:table-cell office:value-type="float" office:value="0" calcext:value-type="float">
            <text:p>0</text:p>
          </table:table-cell>
          <table:table-cell office:value-type="float" office:value="178.1283" calcext:value-type="float">
            <text:p>178,13</text:p>
          </table:table-cell>
          <table:table-cell office:value-type="float" office:value="3330.6749" calcext:value-type="float">
            <text:p>3330,67</text:p>
          </table:table-cell>
          <table:table-cell office:value-type="float" office:value="3330.99" calcext:value-type="float">
            <text:p>3330,99</text:p>
          </table:table-cell>
          <table:table-cell office:value-type="float" office:value="0.0001" calcext:value-type="float">
            <text:p>0,00</text:p>
          </table:table-cell>
          <table:table-cell table:formula="of:=IF([.I2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5.da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09.63999" calcext:value-type="float">
            <text:p>3309,64</text:p>
          </table:table-cell>
          <table:table-cell office:value-type="float" office:value="0" calcext:value-type="float">
            <text:p>0</text:p>
          </table:table-cell>
          <table:table-cell office:value-type="float" office:value="1800.0045" calcext:value-type="float">
            <text:p>1800,00</text:p>
          </table:table-cell>
          <table:table-cell office:value-type="float" office:value="2393.3241" calcext:value-type="float">
            <text:p>2393,32</text:p>
          </table:table-cell>
          <table:table-cell office:value-type="float" office:value="3926.7804" calcext:value-type="float">
            <text:p>3926,78</text:p>
          </table:table-cell>
          <table:table-cell office:value-type="float" office:value="0.3905" calcext:value-type="float">
            <text:p>0,39</text:p>
          </table:table-cell>
          <table:table-cell table:formula="of:=IF([.I2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5.dat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495.96999" calcext:value-type="float">
            <text:p>3495,97</text:p>
          </table:table-cell>
          <table:table-cell office:value-type="float" office:value="0" calcext:value-type="float">
            <text:p>0</text:p>
          </table:table-cell>
          <table:table-cell office:value-type="float" office:value="1800.0022" calcext:value-type="float">
            <text:p>1800,00</text:p>
          </table:table-cell>
          <table:table-cell office:value-type="float" office:value="3099.7696" calcext:value-type="float">
            <text:p>3099,77</text:p>
          </table:table-cell>
          <table:table-cell office:value-type="float" office:value="3498.9691" calcext:value-type="float">
            <text:p>3498,97</text:p>
          </table:table-cell>
          <table:table-cell office:value-type="float" office:value="0.1141" calcext:value-type="float">
            <text:p>0,11</text:p>
          </table:table-cell>
          <table:table-cell table:formula="of:=IF([.I2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5.dat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481.44999" calcext:value-type="float">
            <text:p>3481,45</text:p>
          </table:table-cell>
          <table:table-cell office:value-type="float" office:value="0" calcext:value-type="float">
            <text:p>0</text:p>
          </table:table-cell>
          <table:table-cell office:value-type="float" office:value="737.4352" calcext:value-type="float">
            <text:p>737,44</text:p>
          </table:table-cell>
          <table:table-cell office:value-type="float" office:value="3481.1134" calcext:value-type="float">
            <text:p>3481,11</text:p>
          </table:table-cell>
          <table:table-cell office:value-type="float" office:value="3481.45" calcext:value-type="float">
            <text:p>3481,45</text:p>
          </table:table-cell>
          <table:table-cell office:value-type="float" office:value="0.0001" calcext:value-type="float">
            <text:p>0,00</text:p>
          </table:table-cell>
          <table:table-cell table:formula="of:=IF([.I2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25.da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72.73999" calcext:value-type="float">
            <text:p>3272,74</text:p>
          </table:table-cell>
          <table:table-cell office:value-type="float" office:value="0" calcext:value-type="float">
            <text:p>0</text:p>
          </table:table-cell>
          <table:table-cell office:value-type="float" office:value="1800.0023" calcext:value-type="float">
            <text:p>1800,00</text:p>
          </table:table-cell>
          <table:table-cell office:value-type="float" office:value="2182.7" calcext:value-type="float">
            <text:p>2182,70</text:p>
          </table:table-cell>
          <table:table-cell office:value-type="float" office:value="3904.05" calcext:value-type="float">
            <text:p>3904,05</text:p>
          </table:table-cell>
          <table:table-cell office:value-type="float" office:value="0.4409" calcext:value-type="float">
            <text:p>0,44</text:p>
          </table:table-cell>
          <table:table-cell table:formula="of:=IF([.I2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5.da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95.93994" calcext:value-type="float">
            <text:p>3695,94</text:p>
          </table:table-cell>
          <table:table-cell office:value-type="float" office:value="0" calcext:value-type="float">
            <text:p>0</text:p>
          </table:table-cell>
          <table:table-cell office:value-type="float" office:value="1800.0097" calcext:value-type="float">
            <text:p>1800,01</text:p>
          </table:table-cell>
          <table:table-cell office:value-type="float" office:value="3525.7831" calcext:value-type="float">
            <text:p>3525,78</text:p>
          </table:table-cell>
          <table:table-cell office:value-type="float" office:value="3695.94" calcext:value-type="float">
            <text:p>3695,94</text:p>
          </table:table-cell>
          <table:table-cell office:value-type="float" office:value="0.046" calcext:value-type="float">
            <text:p>0,05</text:p>
          </table:table-cell>
          <table:table-cell table:formula="of:=IF([.I27]&lt;0.001;1;0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0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</table:table>
      <table:table table:name="lowcost_h6" table:style-name="ta1"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ce10"/>
        <table:table-column table:style-name="co1" table:default-cell-style-name="Default"/>
        <table:table-column table:style-name="co1" table:number-columns-repeated="4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rchetti 2007</text:p>
          </table:table-cell>
          <table:covered-table-cell table:style-name="ce1"/>
          <table:covered-table-cell table:style-name="Default"/>
          <table:covered-table-cell/>
          <table:table-cell table:style-name="ce16" office:value-type="string" calcext:value-type="string" table:number-columns-spanned="4" table:number-rows-spanned="1">
            <text:p>B&amp;BC</text:p>
          </table:table-cell>
          <table:covered-table-cell table:style-name="ce16"/>
          <table:covered-table-cell table:number-columns-repeated="2" table:style-name="Default"/>
          <table:table-cell/>
        </table:table-row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abs1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35.23999" calcext:value-type="float">
            <text:p>3335,24</text:p>
          </table:table-cell>
          <table:table-cell office:value-type="float" office:value="0" calcext:value-type="float">
            <text:p>0</text:p>
          </table:table-cell>
          <table:table-cell office:value-type="float" office:value="0.5341" calcext:value-type="float">
            <text:p>0,53</text:p>
          </table:table-cell>
          <table:table-cell office:value-type="float" office:value="3334.9858" calcext:value-type="float">
            <text:p>3334,99</text:p>
          </table:table-cell>
          <table:table-cell office:value-type="float" office:value="3335.125" calcext:value-type="float">
            <text:p>3335,13</text:p>
          </table:table-cell>
          <table:table-cell office:value-type="float" office:value="0" calcext:value-type="float">
            <text:p>0,00</text:p>
          </table:table-cell>
          <table:table-cell table:formula="of:=IF([.I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2.32999" calcext:value-type="float">
            <text:p>2722,33</text:p>
          </table:table-cell>
          <table:table-cell office:value-type="float" office:value="0" calcext:value-type="float">
            <text:p>0</text:p>
          </table:table-cell>
          <table:table-cell office:value-type="float" office:value="0.5802" calcext:value-type="float">
            <text:p>0,58</text:p>
          </table:table-cell>
          <table:table-cell table:number-columns-repeated="2" office:value-type="float" office:value="2722.5923" calcext:value-type="float">
            <text:p>2722,59</text:p>
          </table:table-cell>
          <table:table-cell office:value-type="float" office:value="0" calcext:value-type="float">
            <text:p>0,00</text:p>
          </table:table-cell>
          <table:table-cell table:formula="of:=IF([.I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76" calcext:value-type="float">
            <text:p>4776,00</text:p>
          </table:table-cell>
          <table:table-cell office:value-type="float" office:value="0" calcext:value-type="float">
            <text:p>0</text:p>
          </table:table-cell>
          <table:table-cell office:value-type="float" office:value="0.2561" calcext:value-type="float">
            <text:p>0,26</text:p>
          </table:table-cell>
          <table:table-cell table:number-columns-repeated="2" office:value-type="float" office:value="4776" calcext:value-type="float">
            <text:p>4776,00</text:p>
          </table:table-cell>
          <table:table-cell office:value-type="float" office:value="0" calcext:value-type="float">
            <text:p>0,00</text:p>
          </table:table-cell>
          <table:table-cell table:formula="of:=IF([.I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46.66" calcext:value-type="float">
            <text:p>3246,66</text:p>
          </table:table-cell>
          <table:table-cell office:value-type="float" office:value="0" calcext:value-type="float">
            <text:p>0</text:p>
          </table:table-cell>
          <table:table-cell office:value-type="float" office:value="0.3902" calcext:value-type="float">
            <text:p>0,39</text:p>
          </table:table-cell>
          <table:table-cell table:number-columns-repeated="2" office:value-type="float" office:value="3244.7089" calcext:value-type="float">
            <text:p>3244,71</text:p>
          </table:table-cell>
          <table:table-cell office:value-type="float" office:value="0" calcext:value-type="float">
            <text:p>0,00</text:p>
          </table:table-cell>
          <table:table-cell table:formula="of:=IF([.I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19.67" calcext:value-type="float">
            <text:p>2419,67</text:p>
          </table:table-cell>
          <table:table-cell office:value-type="float" office:value="0" calcext:value-type="float">
            <text:p>0</text:p>
          </table:table-cell>
          <table:table-cell office:value-type="float" office:value="0.3577" calcext:value-type="float">
            <text:p>0,36</text:p>
          </table:table-cell>
          <table:table-cell table:number-columns-repeated="2" office:value-type="float" office:value="2419.1283" calcext:value-type="float">
            <text:p>2419,13</text:p>
          </table:table-cell>
          <table:table-cell office:value-type="float" office:value="0" calcext:value-type="float">
            <text:p>0,00</text:p>
          </table:table-cell>
          <table:table-cell table:formula="of:=IF([.I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0.d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499.24999" calcext:value-type="float">
            <text:p>4499,25</text:p>
          </table:table-cell>
          <table:table-cell office:value-type="float" office:value="0" calcext:value-type="float">
            <text:p>0</text:p>
          </table:table-cell>
          <table:table-cell office:value-type="float" office:value="11.9407" calcext:value-type="float">
            <text:p>11,94</text:p>
          </table:table-cell>
          <table:table-cell office:value-type="float" office:value="4499.88" calcext:value-type="float">
            <text:p>4499,88</text:p>
          </table:table-cell>
          <table:table-cell office:value-type="float" office:value="4500.1183" calcext:value-type="float">
            <text:p>4500,12</text:p>
          </table:table-cell>
          <table:table-cell office:value-type="float" office:value="0.0001" calcext:value-type="float">
            <text:p>0,00</text:p>
          </table:table-cell>
          <table:table-cell table:formula="of:=IF([.I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36.97998" calcext:value-type="float">
            <text:p>5236,98</text:p>
          </table:table-cell>
          <table:table-cell office:value-type="float" office:value="0" calcext:value-type="float">
            <text:p>0</text:p>
          </table:table-cell>
          <table:table-cell office:value-type="float" office:value="14.1007" calcext:value-type="float">
            <text:p>14,10</text:p>
          </table:table-cell>
          <table:table-cell table:number-columns-repeated="2" office:value-type="float" office:value="5236.98" calcext:value-type="float">
            <text:p>5236,98</text:p>
          </table:table-cell>
          <table:table-cell office:value-type="float" office:value="0" calcext:value-type="float">
            <text:p>0,00</text:p>
          </table:table-cell>
          <table:table-cell table:formula="of:=IF([.I9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0.da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52.52979" calcext:value-type="float">
            <text:p>4652,53</text:p>
          </table:table-cell>
          <table:table-cell office:value-type="float" office:value="0" calcext:value-type="float">
            <text:p>0</text:p>
          </table:table-cell>
          <table:table-cell office:value-type="float" office:value="48.9019" calcext:value-type="float">
            <text:p>48,90</text:p>
          </table:table-cell>
          <table:table-cell office:value-type="float" office:value="4652.0675" calcext:value-type="float">
            <text:p>4652,07</text:p>
          </table:table-cell>
          <table:table-cell office:value-type="float" office:value="4652.53" calcext:value-type="float">
            <text:p>4652,53</text:p>
          </table:table-cell>
          <table:table-cell office:value-type="float" office:value="0.0001" calcext:value-type="float">
            <text:p>0,00</text:p>
          </table:table-cell>
          <table:table-cell table:formula="of:=IF([.I1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0.d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104.90999" calcext:value-type="float">
            <text:p>5104,91</text:p>
          </table:table-cell>
          <table:table-cell office:value-type="float" office:value="0" calcext:value-type="float">
            <text:p>0</text:p>
          </table:table-cell>
          <table:table-cell office:value-type="float" office:value="6.3967" calcext:value-type="float">
            <text:p>6,40</text:p>
          </table:table-cell>
          <table:table-cell table:number-columns-repeated="2" office:value-type="float" office:value="5106.1047" calcext:value-type="float">
            <text:p>5106,10</text:p>
          </table:table-cell>
          <table:table-cell office:value-type="float" office:value="0" calcext:value-type="float">
            <text:p>0,00</text:p>
          </table:table-cell>
          <table:table-cell table:formula="of:=IF([.I1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670.75999" calcext:value-type="float">
            <text:p>4670,76</text:p>
          </table:table-cell>
          <table:table-cell office:value-type="float" office:value="0" calcext:value-type="float">
            <text:p>0</text:p>
          </table:table-cell>
          <table:table-cell office:value-type="float" office:value="18.5194" calcext:value-type="float">
            <text:p>18,52</text:p>
          </table:table-cell>
          <table:table-cell office:value-type="float" office:value="4670.3704" calcext:value-type="float">
            <text:p>4670,37</text:p>
          </table:table-cell>
          <table:table-cell office:value-type="float" office:value="4670.76" calcext:value-type="float">
            <text:p>4670,76</text:p>
          </table:table-cell>
          <table:table-cell office:value-type="float" office:value="0.0001" calcext:value-type="float">
            <text:p>0,00</text:p>
          </table:table-cell>
          <table:table-cell table:formula="of:=IF([.I1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5.dat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462.67998" calcext:value-type="float">
            <text:p>5462,68</text:p>
          </table:table-cell>
          <table:table-cell office:value-type="float" office:value="0" calcext:value-type="float">
            <text:p>0</text:p>
          </table:table-cell>
          <table:table-cell office:value-type="float" office:value="1800.001" calcext:value-type="float">
            <text:p>1800,00</text:p>
          </table:table-cell>
          <table:table-cell office:value-type="float" office:value="5087.0061" calcext:value-type="float">
            <text:p>5087,01</text:p>
          </table:table-cell>
          <table:table-cell office:value-type="float" office:value="5462.68" calcext:value-type="float">
            <text:p>5462,68</text:p>
          </table:table-cell>
          <table:table-cell office:value-type="float" office:value="0.0688" calcext:value-type="float">
            <text:p>0,07</text:p>
          </table:table-cell>
          <table:table-cell table:formula="of:=IF([.I1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15.da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494.73998" calcext:value-type="float">
            <text:p>5494,74</text:p>
          </table:table-cell>
          <table:table-cell office:value-type="float" office:value="0" calcext:value-type="float">
            <text:p>0</text:p>
          </table:table-cell>
          <table:table-cell office:value-type="float" office:value="1800.0007" calcext:value-type="float">
            <text:p>1800,00</text:p>
          </table:table-cell>
          <table:table-cell office:value-type="float" office:value="5231.8438" calcext:value-type="float">
            <text:p>5231,84</text:p>
          </table:table-cell>
          <table:table-cell office:value-type="float" office:value="5495.74" calcext:value-type="float">
            <text:p>5495,74</text:p>
          </table:table-cell>
          <table:table-cell office:value-type="float" office:value="0.048" calcext:value-type="float">
            <text:p>0,05</text:p>
          </table:table-cell>
          <table:table-cell table:formula="of:=IF([.I1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15.da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060.37998" calcext:value-type="float">
            <text:p>6060,38</text:p>
          </table:table-cell>
          <table:table-cell office:value-type="float" office:value="0" calcext:value-type="float">
            <text:p>0</text:p>
          </table:table-cell>
          <table:table-cell office:value-type="float" office:value="1313.5036" calcext:value-type="float">
            <text:p>1313,50</text:p>
          </table:table-cell>
          <table:table-cell office:value-type="float" office:value="6059.778" calcext:value-type="float">
            <text:p>6059,78</text:p>
          </table:table-cell>
          <table:table-cell office:value-type="float" office:value="6060.38" calcext:value-type="float">
            <text:p>6060,38</text:p>
          </table:table-cell>
          <table:table-cell office:value-type="float" office:value="0.0001" calcext:value-type="float">
            <text:p>0,00</text:p>
          </table:table-cell>
          <table:table-cell table:formula="of:=IF([.I1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5.da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504.64999" calcext:value-type="float">
            <text:p>5504,65</text:p>
          </table:table-cell>
          <table:table-cell office:value-type="float" office:value="0" calcext:value-type="float">
            <text:p>0</text:p>
          </table:table-cell>
          <table:table-cell office:value-type="float" office:value="1800.0019" calcext:value-type="float">
            <text:p>1800,00</text:p>
          </table:table-cell>
          <table:table-cell office:value-type="float" office:value="5008.8184" calcext:value-type="float">
            <text:p>5008,82</text:p>
          </table:table-cell>
          <table:table-cell office:value-type="float" office:value="5504.2839" calcext:value-type="float">
            <text:p>5504,28</text:p>
          </table:table-cell>
          <table:table-cell office:value-type="float" office:value="0.09" calcext:value-type="float">
            <text:p>0,09</text:p>
          </table:table-cell>
          <table:table-cell table:formula="of:=IF([.I1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15.dat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309.47999" calcext:value-type="float">
            <text:p>5309,48</text:p>
          </table:table-cell>
          <table:table-cell office:value-type="float" office:value="0" calcext:value-type="float">
            <text:p>0</text:p>
          </table:table-cell>
          <table:table-cell office:value-type="float" office:value="1128.1058" calcext:value-type="float">
            <text:p>1128,11</text:p>
          </table:table-cell>
          <table:table-cell office:value-type="float" office:value="5308.9524" calcext:value-type="float">
            <text:p>5308,95</text:p>
          </table:table-cell>
          <table:table-cell office:value-type="float" office:value="5309.48" calcext:value-type="float">
            <text:p>5309,48</text:p>
          </table:table-cell>
          <table:table-cell office:value-type="float" office:value="0.0001" calcext:value-type="float">
            <text:p>0,00</text:p>
          </table:table-cell>
          <table:table-cell table:formula="of:=IF([.I1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0.dat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6490.17998" calcext:value-type="float">
            <text:p>6490,18</text:p>
          </table:table-cell>
          <table:table-cell office:value-type="float" office:value="0" calcext:value-type="float">
            <text:p>0</text:p>
          </table:table-cell>
          <table:table-cell office:value-type="float" office:value="1800.0045" calcext:value-type="float">
            <text:p>1800,00</text:p>
          </table:table-cell>
          <table:table-cell office:value-type="float" office:value="3940.1169" calcext:value-type="float">
            <text:p>3940,12</text:p>
          </table:table-cell>
          <table:table-cell office:value-type="float" office:value="7020.03" calcext:value-type="float">
            <text:p>7020,03</text:p>
          </table:table-cell>
          <table:table-cell office:value-type="float" office:value="0.4387" calcext:value-type="float">
            <text:p>0,44</text:p>
          </table:table-cell>
          <table:table-cell table:formula="of:=IF([.I18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0.dat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6082.53998" calcext:value-type="float">
            <text:p>6082,54</text:p>
          </table:table-cell>
          <table:table-cell office:value-type="float" office:value="0" calcext:value-type="float">
            <text:p>0</text:p>
          </table:table-cell>
          <table:table-cell office:value-type="float" office:value="1800.0037" calcext:value-type="float">
            <text:p>1800,00</text:p>
          </table:table-cell>
          <table:table-cell office:value-type="float" office:value="1835.9729" calcext:value-type="float">
            <text:p>1835,97</text:p>
          </table:table-cell>
          <table:table-cell office:value-type="float" office:value="6640.16" calcext:value-type="float">
            <text:p>6640,16</text:p>
          </table:table-cell>
          <table:table-cell office:value-type="float" office:value="0.7235" calcext:value-type="float">
            <text:p>0,72</text:p>
          </table:table-cell>
          <table:table-cell table:formula="of:=IF([.I19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0.dat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950.19998" calcext:value-type="float">
            <text:p>6950,20</text:p>
          </table:table-cell>
          <table:table-cell office:value-type="float" office:value="0" calcext:value-type="float">
            <text:p>0</text:p>
          </table:table-cell>
          <table:table-cell office:value-type="float" office:value="1800.0221" calcext:value-type="float">
            <text:p>1800,02</text:p>
          </table:table-cell>
          <table:table-cell office:value-type="float" office:value="3309.3879" calcext:value-type="float">
            <text:p>3309,39</text:p>
          </table:table-cell>
          <table:table-cell office:value-type="float" office:value="7782.52" calcext:value-type="float">
            <text:p>7782,52</text:p>
          </table:table-cell>
          <table:table-cell office:value-type="float" office:value="0.5748" calcext:value-type="float">
            <text:p>0,57</text:p>
          </table:table-cell>
          <table:table-cell table:formula="of:=IF([.I20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0.dat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432.77998" calcext:value-type="float">
            <text:p>7432,78</text:p>
          </table:table-cell>
          <table:table-cell office:value-type="float" office:value="0" calcext:value-type="float">
            <text:p>0</text:p>
          </table:table-cell>
          <table:table-cell office:value-type="float" office:value="1800.006" calcext:value-type="float">
            <text:p>1800,01</text:p>
          </table:table-cell>
          <table:table-cell office:value-type="float" office:value="2815.2662" calcext:value-type="float">
            <text:p>2815,27</text:p>
          </table:table-cell>
          <table:table-cell office:value-type="float" office:value="8202.87" calcext:value-type="float">
            <text:p>8202,87</text:p>
          </table:table-cell>
          <table:table-cell office:value-type="float" office:value="0.6568" calcext:value-type="float">
            <text:p>0,66</text:p>
          </table:table-cell>
          <table:table-cell table:formula="of:=IF([.I21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0.dat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7210.72998" calcext:value-type="float">
            <text:p>7210,73</text:p>
          </table:table-cell>
          <table:table-cell office:value-type="float" office:value="0" calcext:value-type="float">
            <text:p>0</text:p>
          </table:table-cell>
          <table:table-cell office:value-type="float" office:value="1800.0014" calcext:value-type="float">
            <text:p>1800,00</text:p>
          </table:table-cell>
          <table:table-cell office:value-type="float" office:value="5935.8779" calcext:value-type="float">
            <text:p>5935,88</text:p>
          </table:table-cell>
          <table:table-cell office:value-type="float" office:value="7378.73" calcext:value-type="float">
            <text:p>7378,73</text:p>
          </table:table-cell>
          <table:table-cell office:value-type="float" office:value="0.1955" calcext:value-type="float">
            <text:p>0,20</text:p>
          </table:table-cell>
          <table:table-cell table:formula="of:=IF([.I22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1n25.dat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7095.85998" calcext:value-type="float">
            <text:p>7095,86</text:p>
          </table:table-cell>
          <table:table-cell office:value-type="float" office:value="0" calcext:value-type="float">
            <text:p>0</text:p>
          </table:table-cell>
          <table:table-cell office:value-type="float" office:value="1800.0065" calcext:value-type="float">
            <text:p>1800,01</text:p>
          </table:table-cell>
          <table:table-cell office:value-type="float" office:value="1326.2251" calcext:value-type="float">
            <text:p>1326,23</text:p>
          </table:table-cell>
          <table:table-cell office:value-type="float" office:value="9635.05" calcext:value-type="float">
            <text:p>9635,05</text:p>
          </table:table-cell>
          <table:table-cell office:value-type="float" office:value="0.8624" calcext:value-type="float">
            <text:p>0,86</text:p>
          </table:table-cell>
          <table:table-cell table:formula="of:=IF([.I2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5.dat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7484.83998" calcext:value-type="float">
            <text:p>7484,84</text:p>
          </table:table-cell>
          <table:table-cell office:value-type="float" office:value="0" calcext:value-type="float">
            <text:p>0</text:p>
          </table:table-cell>
          <table:table-cell office:value-type="float" office:value="1800.0044" calcext:value-type="float">
            <text:p>1800,00</text:p>
          </table:table-cell>
          <table:table-cell office:value-type="float" office:value="2055.3059" calcext:value-type="float">
            <text:p>2055,31</text:p>
          </table:table-cell>
          <table:table-cell office:value-type="float" office:value="9029.2" calcext:value-type="float">
            <text:p>9029,20</text:p>
          </table:table-cell>
          <table:table-cell office:value-type="float" office:value="0.7724" calcext:value-type="float">
            <text:p>0,77</text:p>
          </table:table-cell>
          <table:table-cell table:formula="of:=IF([.I2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5.dat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7728.75998" calcext:value-type="float">
            <text:p>7728,76</text:p>
          </table:table-cell>
          <table:table-cell office:value-type="float" office:value="0" calcext:value-type="float">
            <text:p>0</text:p>
          </table:table-cell>
          <table:table-cell office:value-type="float" office:value="1800.0118" calcext:value-type="float">
            <text:p>1800,01</text:p>
          </table:table-cell>
          <table:table-cell office:value-type="float" office:value="2849.1053" calcext:value-type="float">
            <text:p>2849,11</text:p>
          </table:table-cell>
          <table:table-cell office:value-type="float" office:value="10265.45" calcext:value-type="float">
            <text:p>10265,45</text:p>
          </table:table-cell>
          <table:table-cell office:value-type="float" office:value="0.7225" calcext:value-type="float">
            <text:p>0,72</text:p>
          </table:table-cell>
          <table:table-cell table:formula="of:=IF([.I25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5.dat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7509.01998" calcext:value-type="float">
            <text:p>7509,02</text:p>
          </table:table-cell>
          <table:table-cell office:value-type="float" office:value="0" calcext:value-type="float">
            <text:p>0</text:p>
          </table:table-cell>
          <table:table-cell office:value-type="float" office:value="1800.0134" calcext:value-type="float">
            <text:p>1800,01</text:p>
          </table:table-cell>
          <table:table-cell office:value-type="float" office:value="1730.8118" calcext:value-type="float">
            <text:p>1730,81</text:p>
          </table:table-cell>
          <table:table-cell office:value-type="float" office:value="9652.7" calcext:value-type="float">
            <text:p>9652,70</text:p>
          </table:table-cell>
          <table:table-cell office:value-type="float" office:value="0.8207" calcext:value-type="float">
            <text:p>0,82</text:p>
          </table:table-cell>
          <table:table-cell table:formula="of:=IF([.I2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5.dat</text:p>
          </table:table-cell>
          <table:table-cell office:value-type="float" office:value="2348" calcext:value-type="float">
            <text:p>2348</text:p>
          </table:table-cell>
          <table:table-cell table:number-columns-repeated="2" office:value-type="float" office:value="7452.27997" calcext:value-type="float">
            <text:p>7452,28</text:p>
          </table:table-cell>
          <table:table-cell office:value-type="float" office:value="0" calcext:value-type="float">
            <text:p>0</text:p>
          </table:table-cell>
          <table:table-cell office:value-type="float" office:value="1800.0667" calcext:value-type="float">
            <text:p>1800,07</text:p>
          </table:table-cell>
          <table:table-cell office:value-type="float" office:value="3575.7804" calcext:value-type="float">
            <text:p>3575,78</text:p>
          </table:table-cell>
          <table:table-cell office:value-type="float" office:value="9384.51" calcext:value-type="float">
            <text:p>9384,51</text:p>
          </table:table-cell>
          <table:table-cell office:value-type="float" office:value="0.619" calcext:value-type="float">
            <text:p>0,62</text:p>
          </table:table-cell>
          <table:table-cell table:formula="of:=IF([.I27]&lt;0.001;1;0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0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  <table:table-row table:style-name="ro2" table:number-rows-repeated="3">
          <table:table-cell table:number-columns-repeated="2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</table:table>
      <table:table table:name="Compact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6" office:value-type="string" calcext:value-type="string" table:number-columns-spanned="3" table:number-rows-spanned="1">
            <text:p>Archetti et al.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B&amp;BC</text:p>
          </table:table-cell>
          <table:covered-table-cell table:number-columns-repeated="2" table:style-name="ce16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highcost_h3</text:p>
          </table:table-cell>
          <table:table-cell table:style-name="ce10" office:value-type="float" office:value="82.1904333333333" calcext:value-type="float">
            <text:p>82,19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82.1904333333333" calcext:value-type="float">
            <text:p>82,19</text:p>
          </table:table-cell>
          <table:table-cell table:style-name="ce7" office:value-type="float" office:value="0.197871428571429" calcext:value-type="float">
            <text:p>0,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highcost_h6</text:p>
          </table:table-cell>
          <table:table-cell table:style-name="ce10" office:value-type="float" office:value="186.950891666667" calcext:value-type="float">
            <text:p>186,95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86.950891666667" calcext:value-type="float">
            <text:p>186,95</text:p>
          </table:table-cell>
          <table:table-cell table:style-name="ce7" office:value-type="float" office:value="0.297769230769231" calcext:value-type="float">
            <text:p>0,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lowcost_h3</text:p>
          </table:table-cell>
          <table:table-cell table:style-name="ce10" office:value-type="float" office:value="93.88263" calcext:value-type="float">
            <text:p>93,88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93.88263" calcext:value-type="float">
            <text:p>93,88</text:p>
          </table:table-cell>
          <table:table-cell table:style-name="ce7" office:value-type="float" office:value="0.21666" calcext:value-type="float">
            <text:p>0,2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lowcost_h6</text:p>
          </table:table-cell>
          <table:table-cell table:style-name="ce10" office:value-type="float" office:value="211.965591666667" calcext:value-type="float">
            <text:p>211,97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11.965591666667" calcext:value-type="float">
            <text:p>211,97</text:p>
          </table:table-cell>
          <table:table-cell table:style-name="ce7" office:value-type="float" office:value="0.507161538461538" calcext:value-type="float">
            <text:p>0,5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2">
          <table:table-cell/>
          <table:table-cell table:style-name="ce9"/>
          <table:table-cell table:style-name="ce10"/>
          <table:table-cell table:style-name="ce3"/>
          <table:table-cell table:style-name="ce9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3"/>
          <table:table-cell table:style-name="ce9"/>
          <table:table-cell table:number-columns-repeated="2"/>
        </table:table-row>
        <table:table-row table:style-name="ro2">
          <table:table-cell/>
          <table:table-cell table:style-name="ce9"/>
          <table:table-cell table:style-name="ce10"/>
          <table:table-cell table:style-name="ce9"/>
          <table:table-cell table:style-name="ce10"/>
          <table:table-cell table:style-name="ce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L. </number:text>
      <number:number number:decimal-places="0" number:min-decimal-places="0" number:min-integer-digits="1" number:grouping="true"/>
    </number:number-style>
    <number:number-style style:name="N123">
      <number:text>-L. 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L. 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6P0" style:volatile="true">
      <number:text>L. </number:text>
      <number:number number:decimal-places="2" number:min-decimal-places="2" number:min-integer-digits="1" number:grouping="true"/>
    </number:number-style>
    <number:number-style style:name="N126">
      <number:text>-L. 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L. 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L.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L.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L. 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L.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L.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L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number:min-decimal-places="1" number:min-integer-digits="1" number:grouping="true"/>
    </number:number-style>
    <number:number-style style:name="N145">
      <number:number number:decimal-places="3" number:min-decimal-places="3" number:min-integer-digits="1" number:grouping="true"/>
    </number:number-style>
    <number:number-style style:name="N146">
      <number:number number:decimal-places="4" number:min-decimal-places="4" number:min-integer-digits="1" number:grouping="true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3" number:min-decimal-places="3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5" number:min-decimal-places="5" number:min-integer-digits="1"/>
    </number:number-style>
    <number:number-style style:name="N151">
      <number:number number:decimal-places="14" number:min-decimal-places="14"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15" number:min-decimal-places="15" number:min-integer-digits="1"/>
    </number:number-style>
    <number:number-style style:name="N154">
      <number:number number:decimal-places="16" number:min-decimal-places="16" number:min-integer-digits="1"/>
    </number:number-style>
    <number:number-style style:name="N155">
      <number:number number:decimal-places="17" number:min-decimal-places="17" number:min-integer-digits="1"/>
    </number:number-style>
    <number:number-style style:name="N156">
      <number:number number:decimal-places="18" number:min-decimal-places="18" number:min-integer-digits="1"/>
    </number:number-style>
    <number:number-style style:name="N157">
      <number:number number:decimal-places="19" number:min-decimal-places="19" number:min-integer-digits="1"/>
    </number:number-style>
    <number:number-style style:name="N158">
      <number:number number:decimal-places="20" number:min-decimal-places="20" number:min-integer-digits="1"/>
    </number:number-style>
    <number:number-style style:name="N159">
      <number:number number:decimal-places="12" number:min-decimal-places="12" number:min-integer-digits="1"/>
    </number:number-style>
    <number:number-style style:name="N160">
      <number:number number:decimal-places="11" number:min-decimal-places="11" number:min-integer-digits="1"/>
    </number:number-style>
    <number:number-style style:name="N161">
      <number:number number:decimal-places="10" number:min-decimal-places="10" number:min-integer-digits="1"/>
    </number:number-style>
    <number:number-style style:name="N162">
      <number:number number:decimal-places="9" number:min-decimal-places="9" number:min-integer-digits="1"/>
    </number:number-style>
    <number:number-style style:name="N163">
      <number:number number:decimal-places="8" number:min-decimal-places="8" number:min-integer-digits="1"/>
    </number:number-style>
    <number:number-style style:name="N164">
      <number:number number:decimal-places="7" number:min-decimal-places="7" number:min-integer-digits="1"/>
    </number:number-style>
    <number:number-style style:name="N16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23:17:47.890128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21:17:19.683313100</meta:creation-date>
    <dc:date>2025-11-12T23:17:58.828283400</dc:date>
    <meta:editing-duration>PT1H19M47S</meta:editing-duration>
    <meta:editing-cycles>22</meta:editing-cycles>
    <meta:generator>LibreOffice/25.8.2.2$Windows_X86_64 LibreOffice_project/d401f2107ccab8f924a8e2df40f573aab7605b6f</meta:generator>
    <meta:document-statistic meta:table-count="5" meta:cell-count="1085" meta:object-count="0"/>
  </office:meta>
</office:document-meta>
</file>